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656346781561158730"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196596153800943185"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9199614219014902783"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464516048050264479"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53969576704720319"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267408689840699114" text:style-name="L6">
        <text:list-item>
          <text:list>
            <text:list-header>
              <text:p text:style-name="P118"><text:span text:style-name="T1">Warm up:</text:span> 0.2 mile jog and rest 2 minutes</text:p>
              <text:p text:style-name="P11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252522680068928159"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5971128992383804840"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2407044" text:continue-list="list6252522680068928159"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54143493651264463"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387099"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412929"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2411790" text:continue-numbering="true" text:style-name="L9">
        <text:list-item>
          <text:list>
            <text:list-header>
              <text:p text:style-name="P119">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2410841"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391701"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 </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163607068830164632"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05T12:18:21.77</dc:date>
    <dc:creator>James Lombardi</dc:creator>
    <meta:editing-duration>P8DT22H32M48S</meta:editing-duration>
    <meta:editing-cycles>752</meta:editing-cycles>
    <meta:generator>OpenOffice/4.1.2$Win32 OpenOffice.org_project/412m3$Build-9782</meta:generator>
    <meta:document-statistic meta:table-count="0" meta:image-count="1" meta:object-count="0" meta:page-count="82" meta:paragraph-count="2300" meta:word-count="25991" meta:character-count="132546"/>
  </office:meta>
</office:document-meta>
</file>